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18.794cm"/>
    </style:style>
    <style:style style:name="co3" style:family="table-column">
      <style:table-column-properties fo:break-before="auto" style:column-width="4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7.568cm"/>
    </style:style>
    <style:style style:name="co6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7.87cm"/>
    </style:style>
    <style:style style:name="co8" style:family="table-column">
      <style:table-column-properties fo:break-before="auto" style:column-width="14.834cm"/>
    </style:style>
    <style:style style:name="co9" style:family="table-column">
      <style:table-column-properties fo:break-before="auto" style:column-width="5.482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0.88cm"/>
    </style:style>
    <style:style style:name="co12" style:family="table-column">
      <style:table-column-properties fo:break-before="auto" style:column-width="5.182cm"/>
    </style:style>
    <style:style style:name="co13" style:family="table-column">
      <style:table-column-properties fo:break-before="auto" style:column-width="1.12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 LO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SX1280</text:p>
          </table:table-cell>
          <table:table-cell office:value-type="string" calcext:value-type="string">
            <text:p>CI RF Somente TxRx 802.15.4 LoRa™ 2,4GHz 24-WFQFN pad exposto</text:p>
          </table:table-cell>
          <table:table-cell office:value-type="string" calcext:value-type="string">
            <text:p>SX1280IMLTR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ilter 2.4GHz</text:p>
          </table:table-cell>
          <table:table-cell office:value-type="string" calcext:value-type="string">
            <text:p>2,4GHz a 2,5GHz Frequência Filtro de RF (frequência de rádio) 100MHz Largura de banda 0,75dB 0402 (métrico 1005), invólucro de 4 pads</text:p>
          </table:table-cell>
          <table:table-cell office:value-type="string" calcext:value-type="string">
            <text:p>2450FM07D0034001T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RF Switch</text:p>
          </table:table-cell>
          <table:table-cell office:value-type="string" calcext:value-type="string">
            <text:p>CI de comutador de RF 802.11b/g/n/ac SPDT 3 GHz 50Ohm 6-Minimold</text:p>
          </table:table-cell>
          <table:table-cell office:value-type="string" calcext:value-type="string">
            <text:p>CG2214M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0</text:p>
          </table:table-cell>
          <table:table-cell office:value-type="string" calcext:value-type="string">
            <text:p>0.8 pF ±0,1pF 50V Capacitor de cerâmica C0G, NP0 0402 (métrico 1005)</text:p>
          </table:table-cell>
          <table:table-cell office:value-type="string" calcext:value-type="string">
            <text:p>GRM1555C1HR80BA01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.2 pF ±0,1pF 50V Capacitor de cerâmica C0G, NP0 0402 (métrico 1005)</text:p>
          </table:table-cell>
          <table:table-cell office:value-type="string" calcext:value-type="string">
            <text:p>GRM1555C1H1R2B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.2 pF ±0,1pF 50V Capacitor de cerâmica C0G, NP0 0402 (métrico 1005)</text:p>
          </table:table-cell>
          <table:table-cell office:value-type="string" calcext:value-type="string">
            <text:p>GRM1555C1H1R2B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 pF ±5% 50V Capacitor de cerâmica C0G, NP0 0402 (métrico 1005)</text:p>
          </table:table-cell>
          <table:table-cell office:value-type="string" calcext:value-type="string">
            <text:p>GRM1555C1H101J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5 pF ±0,05pF 50V Capacitor de cerâmica C0G, NP0 0402 (métrico 1005)</text:p>
          </table:table-cell>
          <table:table-cell office:value-type="string" calcext:value-type="string">
            <text:p>GRM1555C1HR50WA01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3 nH Sem blindagem Núcleo de tambor, enrolado Indutor 1.35 A Máx. 63mOhm 0402 (métrico 1005)</text:p>
          </table:table-cell>
          <table:table-cell office:value-type="string" calcext:value-type="string">
            <text:p>LQW15AN3N0B80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2.5 nH Sem blindagem Núcleo de tambor, enrolado Indutor 850 mA Máx. 50mOhm 0402 (métrico 1005)</text:p>
          </table:table-cell>
          <table:table-cell office:value-type="string" calcext:value-type="string">
            <text:p>LQW15AN2N5C00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52 MHz Cristal 8pF 50 Ohms 4-SMD, sem condutores</text:p>
          </table:table-cell>
          <table:table-cell office:value-type="string" calcext:value-type="string">
            <text:p>CS06016-52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versor</text:p>
          </table:table-cell>
          <table:table-cell office:value-type="string" calcext:value-type="string">
            <text:p>Inversor IC 1 Canal 6-MicroPak2™</text:p>
          </table:table-cell>
          <table:table-cell office:value-type="string" calcext:value-type="string">
            <text:p>NC7SZ04FHX</text:p>
          </table:table-cell>
          <table:table-cell office:value-type="string" calcext:value-type="string">
            <text:p>0.5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LR1121</text:p>
          </table:table-cell>
          <table:table-cell office:value-type="string" calcext:value-type="string">
            <text:p>ISM geral &lt; 1GHz LoRa™ Módulo transceptor 860MHz a 930MHz, 860MHz a 2,1GHz, 860MHz a 2,4GHz Antena não incluída Montagem em superfície</text:p>
          </table:table-cell>
          <table:table-cell office:value-type="string" calcext:value-type="string">
            <text:p>LBAA0XV2GT-001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STM32L5</text:p>
          </table:table-cell>
          <table:table-cell office:value-type="string" calcext:value-type="string">
            <text:p>ARM® Cortex®-M33 STM32L5 CI microcontrolador 32 bits 110MHz 512KB (512K x 8) FLASH 48-UFQFPN8 (7x7)</text:p>
          </table:table-cell>
          <table:table-cell office:value-type="string" calcext:value-type="string">
            <text:p>STM32L552CEU6</text:p>
          </table:table-cell>
          <table:table-cell office:value-type="string" calcext:value-type="string">
            <text:p>8.5</text:p>
          </table:table-cell>
        </table:table-row>
        <table:table-row table:style-name="ro2">
          <table:table-cell office:value-type="string" calcext:value-type="string">
            <text:p>DS90CF38xx</text:p>
          </table:table-cell>
          <table:table-cell office:value-type="string" calcext:value-type="string">
            <text:p>2000-08-01 Controlador FPD-Link, LVDS 100-TQFP (14x14)</text:p>
          </table:table-cell>
          <table:table-cell office:value-type="string" calcext:value-type="string">
            <text:p>DS90C387AVJD/NOPB-N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lash memory 4Gbit</text:p>
          </table:table-cell>
          <table:table-cell office:value-type="string" calcext:value-type="string">
            <text:p>FLASH - NAND (SLC) CI de memória 4Gbit SPI 8-UPDFN (8x6) (MLP8)</text:p>
          </table:table-cell>
          <table:table-cell office:value-type="string" calcext:value-type="string">
            <text:p>MT29F4G01ABAFDWB-IT:F TR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SUM([.D2:.D30])" office:value-type="float" office:value="40" calcext:value-type="float">
            <text:p>40</text:p>
          </table:table-cell>
        </table:table-row>
      </table:table>
      <table:table table:name="IMXM8P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Price</text:p>
          </table:table-cell>
          <table:table-cell/>
        </table:table-row>
        <table:table-row table:style-name="ro2">
          <table:table-cell office:value-type="string" calcext:value-type="string">
            <text:p>4700 pF ±10% 50V Capacitor de cerâmica X7R 0805 (métrico 2012)</text:p>
          </table:table-cell>
          <table:table-cell office:value-type="string" calcext:value-type="string">
            <text:p>08055C472K4T4A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4.7 µF ±10% 10V Capacitor de cerâmica X5R 0603 (métrico 1608)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.2 µF ±20% 6,3V Capacitor de cerâmica X5R 0402 (métrico 1005)</text:p>
          </table:table-cell>
          <table:table-cell office:value-type="string" calcext:value-type="string">
            <text:p>CL05A225MQ5NNNC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20 pF ±10% 50V Capacitor de cerâmica X7R 0402 (métrico 1005)</text:p>
          </table:table-cell>
          <table:table-cell office:value-type="string" calcext:value-type="string">
            <text:p>KGM05AR71H221KH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0 µF ±20% 10V Capacitor de cerâmica X5R 1210 (métrico 3225)</text:p>
          </table:table-cell>
          <table:table-cell office:value-type="string" calcext:value-type="string">
            <text:p>GRM32ER61A107ME20K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000 pF ±10% 50V Capacitor de cerâmica X7R 0402 (métrico 1005)</text:p>
          </table:table-cell>
          <table:table-cell office:value-type="string" calcext:value-type="string">
            <text:p>C0402C102K5RECTU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00 pF ±10% 2000V (2kV) Capacitor de cerâmica X7R 1206 (métrico 3216)</text:p>
          </table:table-cell>
          <table:table-cell office:value-type="string" calcext:value-type="string">
            <text:p>C1206C102KGRACTM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>
          <table:table-cell office:value-type="string" calcext:value-type="string">
            <text:p>4700 pF ±10% 16V Capacitor de cerâmica X7R 0603 (métrico 1608)</text:p>
          </table:table-cell>
          <table:table-cell office:value-type="string" calcext:value-type="string">
            <text:p>C0603C472K4RECAUTO7411</text:p>
          </table:table-cell>
          <table:table-cell office:value-type="string" calcext:value-type="string">
            <text:p>0.15</text:p>
          </table:table-cell>
          <table:table-cell/>
        </table:table-row>
        <table:table-row table:style-name="ro2">
          <table:table-cell office:value-type="string" calcext:value-type="string">
            <text:p>100 µF Moldado Capacitores de tântalo 10 V 1411 (Métrico 3528), 1210 1,4Ohm</text:p>
          </table:table-cell>
          <table:table-cell office:value-type="string" calcext:value-type="string">
            <text:p>TAJB107M010RNJ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0 µF ±20% 6,3V Capacitor de cerâmica X5R 0402 (métrico 1005)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Capacitor NP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.7 µF ±10% 6,3V Capacitor de cerâmica X5R 0402 (métrico 1005)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0.1 µF ±10% 50V Capacitor de cerâmica X7R 0402 (métrico 1005)</text:p>
          </table:table-cell>
          <table:table-cell office:value-type="string" calcext:value-type="string">
            <text:p>KAM05FR71H104KH</text:p>
          </table:table-cell>
          <table:table-cell office:value-type="string" calcext:value-type="string">
            <text:p>0.25</text:p>
          </table:table-cell>
          <table:table-cell/>
        </table:table-row>
        <table:table-row table:style-name="ro2">
          <table:table-cell office:value-type="string" calcext:value-type="string">
            <text:p>10 µF ±20% 10V Capacitor de cerâmica X5R 0603 (métrico 1608)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 µF ±20% 50V Capacitor de cerâmica X5R 1210 (métrico 3225)</text:p>
          </table:table-cell>
          <table:table-cell office:value-type="string" calcext:value-type="string">
            <text:p>UMK325BJ106MM-P</text:p>
          </table:table-cell>
          <table:table-cell office:value-type="string" calcext:value-type="string">
            <text:p>0.75</text:p>
          </table:table-cell>
          <table:table-cell/>
        </table:table-row>
        <table:table-row table:style-name="ro2">
          <table:table-cell office:value-type="string" calcext:value-type="string">
            <text:p>47 µF ±20% 10V Capacitor de cerâmica X5R 0805 (métrico 2012)</text:p>
          </table:table-cell>
          <table:table-cell office:value-type="string" calcext:value-type="string">
            <text:p>GRM21BR61A476ME15L</text:p>
          </table:table-cell>
          <table:table-cell office:value-type="string" calcext:value-type="string">
            <text:p>0.75</text:p>
          </table:table-cell>
          <table:table-cell/>
        </table:table-row>
        <table:table-row table:style-name="ro2">
          <table:table-cell office:value-type="string" calcext:value-type="string">
            <text:p>10000 pF ±10% 50V Capacitor de cerâmica X7R 0402 (métrico 1005)</text:p>
          </table:table-cell>
          <table:table-cell office:value-type="string" calcext:value-type="string">
            <text:p>C0402C103K5REC7411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 µF ±10% 16V Capacitor de cerâmica X5R 0402 (métrico 1005)</text:p>
          </table:table-cell>
          <table:table-cell office:value-type="string" calcext:value-type="string">
            <text:p>EMK105BJ105KV-F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2 µF ±20% 10V Capacitor de cerâmica X5R 0805 (métrico 2012)</text:p>
          </table:table-cell>
          <table:table-cell office:value-type="string" calcext:value-type="string">
            <text:p>CL21A226MPQNNNE</text:p>
          </table:table-cell>
          <table:table-cell office:value-type="string" calcext:value-type="string">
            <text:p>0.25</text:p>
          </table:table-cell>
          <table:table-cell/>
        </table:table-row>
        <table:table-row table:style-name="ro2">
          <table:table-cell office:value-type="string" calcext:value-type="string">
            <text:p>100 pF ±10% 50V Capacitor de cerâmica X7R 0402 (métrico 1005)</text:p>
          </table:table-cell>
          <table:table-cell office:value-type="string" calcext:value-type="string">
            <text:p>C0402C101K5RACTU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2 pF ±0,5pF 50V Capacitor de cerâmica C0G, NP0 0402 (métrico 1005)</text:p>
          </table:table-cell>
          <table:table-cell office:value-type="string" calcext:value-type="string">
            <text:p>C0402C120D5GACTU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10 mOhms ±1% 0,5W, 1/2W Resistor de chip 1206 (métrico 3216) Sensível à corrente, resistente à umidade, resistente a pulsos Elemento Metálico</text:p>
          </table:table-cell>
          <table:table-cell office:value-type="string" calcext:value-type="string">
            <text:p>WSK1206R0100FEA18</text:p>
          </table:table-cell>
          <table:table-cell office:value-type="string" calcext:value-type="string">
            <text:p>1.5</text:p>
          </table:table-cell>
          <table:table-cell/>
        </table:table-row>
        <table:table-row table:style-name="ro2">
          <table:table-cell office:value-type="string" calcext:value-type="string">
            <text:p>0 Ohms Jumper 0,1W, 1/10W Resistor de chip 0402 (métrico 1005) AEC-Q200 automotivo Filme grosso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 Ohms ±5% 0,063W, 1/16W Resistor de chip 0402 (métrico 1005) Resistente à umidade Filme grosso</text:p>
          </table:table-cell>
          <table:table-cell office:value-type="string" calcext:value-type="string">
            <text:p>RC0402JR-0710R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 mOhms ±1% 0,5W, 1/2W Resistor de chip 1206 (métrico 3216) Sensível à corrente, resistente à umidade, resistente a pulsos Elemento Metálico</text:p>
          </table:table-cell>
          <table:table-cell office:value-type="string" calcext:value-type="string">
            <text:p>WSK1206R0100FEA18</text:p>
          </table:table-cell>
          <table:table-cell office:value-type="string" calcext:value-type="string">
            <text:p>1.5</text:p>
          </table:table-cell>
          <table:table-cell/>
        </table:table-row>
        <table:table-row table:style-name="ro2">
          <table:table-cell office:value-type="string" calcext:value-type="string">
            <text:p>4.7 kOhms ±5% 0,1W, 1/10W Resistor de chip 0402 (métrico 1005) AEC-Q200 automotivo Filme grosso</text:p>
          </table:table-cell>
          <table:table-cell office:value-type="string" calcext:value-type="string">
            <text:p>ERJ-2GEJ472X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0 Ohms ±1% 0,1W, 1/10W Resistor de chip 0603 (métrico 1608) Antienxofre Filme grosso</text:p>
          </table:table-cell>
          <table:table-cell office:value-type="string" calcext:value-type="string">
            <text:p>TFAS0603WJUMPF-T5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.2 kOhms ±5% 0,063W, 1/16W Resistor de chip 0402 (métrico 1005) Resistente à umidade Filme grosso</text:p>
          </table:table-cell>
          <table:table-cell office:value-type="string" calcext:value-type="string">
            <text:p>RC0402JR-072K2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.8 kOhms ±5% 0,063W, 1/16W Resistor de chip 0402 (métrico 1005) Resistente à umidade Filme grosso</text:p>
          </table:table-cell>
          <table:table-cell office:value-type="string" calcext:value-type="string">
            <text:p>RC0402JR-071K8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0 Ohms ±5% 0,063W, 1/16W Resistor de chip 0402 (métrico 1005) Resistente à umidade Filme grosso</text:p>
          </table:table-cell>
          <table:table-cell office:value-type="string" calcext:value-type="string">
            <text:p>RC0402JR-07100R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 MOhms ±5% 0,063W, 1/16W Resistor de chip 0402 (métrico 1005) AEC-Q200 automotivo, resistente a umidade Filme grosso</text:p>
          </table:table-cell>
          <table:table-cell office:value-type="string" calcext:value-type="string">
            <text:p>CRGCQ0402J1M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887 kOhms ±1% 0,063W, 1/16W Resistor de chip 0402 (métrico 1005) Resistente à umidade Filme grosso</text:p>
          </table:table-cell>
          <table:table-cell office:value-type="string" calcext:value-type="string">
            <text:p>RC0402FR-07887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50 Ohms ±1% 0,063W, 1/16W Resistor de chip 0402 (métrico 1005) Filme grosso</text:p>
          </table:table-cell>
          <table:table-cell office:value-type="string" calcext:value-type="string">
            <text:p>CRCW0402150RFKEDC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 kOhms ±5% 0,063W, 1/16W Resistor de chip 0402 (métrico 1005) Resistente à umidade Filme grosso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0 kOhms ±5% 0,063W, 1/16W Resistor de chip 0402 (métrico 1005) Resistente à umidade Filme grosso</text:p>
          </table:table-cell>
          <table:table-cell office:value-type="string" calcext:value-type="string">
            <text:p>RC0402JR-07100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6.04 kOhms ±1% 0,063W, 1/16W Resistor de chip 0402 (métrico 1005) Resistente à umidade Filme grosso</text:p>
          </table:table-cell>
          <table:table-cell office:value-type="string" calcext:value-type="string">
            <text:p>RC0402FR-076K04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5 kOhms ±1% 0,063W, 1/16W Resistor de chip 0402 (métrico 1005) AEC-Q200 automotivo Filme grosso</text:p>
          </table:table-cell>
          <table:table-cell office:value-type="string" calcext:value-type="string">
            <text:p>RMCF0402FT15K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40.2 kOhms ±1% 0,063W, 1/16W Resistor de chip 0402 (métrico 1005) Resistente à umidade Filme grosso</text:p>
          </table:table-cell>
          <table:table-cell office:value-type="string" calcext:value-type="string">
            <text:p>RC0402FR-0740K2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0 kOhms ±1% 0,063W, 1/16W Resistor de chip 0402 (métrico 1005) Filme grosso</text:p>
          </table:table-cell>
          <table:table-cell office:value-type="string" calcext:value-type="string">
            <text:p>RCG040220K0FKED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 MOhms ±5% 0,25W, 1/4W Resistor de chip 1206 (métrico 3216) Resistente à umidade Filme grosso</text:p>
          </table:table-cell>
          <table:table-cell office:value-type="string" calcext:value-type="string">
            <text:p>CR1206-JW-105ELF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20 Ohms ±0,5% 0,063W, 1/16W Resistor de chip 0603 (métrico 1608) Filme fino</text:p>
          </table:table-cell>
          <table:table-cell office:value-type="string" calcext:value-type="string">
            <text:p>RR0816P-121-D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 MOhms ±0,1% 0,063W, 1/16W Resistor de chip 0603 (métrico 1608) Filme fino</text:p>
          </table:table-cell>
          <table:table-cell office:value-type="string" calcext:value-type="string">
            <text:p>CPF0603B1M0E</text:p>
          </table:table-cell>
          <table:table-cell office:value-type="string" calcext:value-type="string">
            <text:p>0.25</text:p>
          </table:table-cell>
          <table:table-cell/>
        </table:table-row>
        <table:table-row table:style-name="ro2">
          <table:table-cell office:value-type="string" calcext:value-type="string">
            <text:p>22 Ohms ±5% 0,063W, 1/16W Resistor de chip 0402 (métrico 1005) AEC-Q200 automotivo Filme grosso</text:p>
          </table:table-cell>
          <table:table-cell office:value-type="string" calcext:value-type="string">
            <text:p>RMCF0402JT22R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5.1 kOhms ±1% 0,1W, 1/10W Resistor de chip 0603 (métrico 1608) Resistente à umidade Filme grosso</text:p>
          </table:table-cell>
          <table:table-cell office:value-type="string" calcext:value-type="string">
            <text:p>RC0603FR-075K1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7 kOhms ±5% 0,063W, 1/16W Resistor de chip 0402 (métrico 1005) Resistente à umidade Filme grosso</text:p>
          </table:table-cell>
          <table:table-cell office:value-type="string" calcext:value-type="string">
            <text:p>RC0402JR-0727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2 Ohms ±0,5% 0,063W, 1/16W Resistor de chip 0603 (métrico 1608) Filme fino</text:p>
          </table:table-cell>
          <table:table-cell office:value-type="string" calcext:value-type="string">
            <text:p>RR0816Q-220-D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00 kOhms ±1% 0,063W, 1/16W Resistor de chip 0603 (métrico 1608) Filme fino</text:p>
          </table:table-cell>
          <table:table-cell office:value-type="string" calcext:value-type="string">
            <text:p>CPF0603F200KC1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2 kOhms ±1% 0,063W, 1/16W Resistor de chip 0402 (métrico 1005) Resistente à umidade Filme grosso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 kOhms ±5% 0,063W, 1/16W Resistor de chip 0402 (métrico 1005) Resistente à umidade Filme grosso</text:p>
          </table:table-cell>
          <table:table-cell office:value-type="string" calcext:value-type="string">
            <text:p>RC0402JR-071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0 Ohms ±1% 0,063W, 1/16W Resistor de chip 0603 (métrico 1608) Filme fino</text:p>
          </table:table-cell>
          <table:table-cell office:value-type="string" calcext:value-type="string">
            <text:p>CPF0603F100RC1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510 kOhms ±1% 0,063W, 1/16W Resistor de chip 0402 (métrico 1005) AEC-Q200 automotivo Filme grosso</text:p>
          </table:table-cell>
          <table:table-cell office:value-type="string" calcext:value-type="string">
            <text:p>RMCF0402FT510K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47 kOhms ±1% 0,063W, 1/16W Resistor de chip 0402 (métrico 1005) Resistente à umidade Filme grosso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8.87 kOhms ±1% 0,063W, 1/16W Resistor de chip 0402 (métrico 1005) AEC-Q200 automotivo Filme grosso</text:p>
          </table:table-cell>
          <table:table-cell office:value-type="string" calcext:value-type="string">
            <text:p>RMCF0402FT8K87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56 Ohms ±1% 0,125W, 1/8W Resistor de chip 0603 (métrico 1608) AEC-Q200 automotivo Filme grosso</text:p>
          </table:table-cell>
          <table:table-cell office:value-type="string" calcext:value-type="string">
            <text:p>RK73H1JTTD56R0F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330 kOhms ±1% 0,063W, 1/16W Resistor de chip 0402 (métrico 1005) AEC-Q200 automotivo, resistente a umidade Filme grosso</text:p>
          </table:table-cell>
          <table:table-cell office:value-type="string" calcext:value-type="string">
            <text:p>CRGCQ0402F330K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300 kOhms ±1% 0,063W, 1/16W Resistor de chip 0402 (métrico 1005) Resistente à umidade Filme grosso</text:p>
          </table:table-cell>
          <table:table-cell office:value-type="string" calcext:value-type="string">
            <text:p>RC0402FR-07300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50 kOhms ±1% 0,063W, 1/16W Resistor de chip 0402 (métrico 1005) AEC-Q200 automotivo Filme grosso</text:p>
          </table:table-cell>
          <table:table-cell office:value-type="string" calcext:value-type="string">
            <text:p>RMCF0402FT150K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22 Ohms ±0,5% 0,063W, 1/16W Resistor de chip 0603 (métrico 1608) Filme fino</text:p>
          </table:table-cell>
          <table:table-cell office:value-type="string" calcext:value-type="string">
            <text:p>RR0816Q-220-D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>
          <table:table-cell office:value-type="string" calcext:value-type="string">
            <text:p>10 kOhms ±5% 0,1W, 1/10W Resistor de chip 0603 (métrico 1608) Resistente à umidade Filme grosso</text:p>
          </table:table-cell>
          <table:table-cell office:value-type="string" calcext:value-type="string">
            <text:p>RC0603JR-0710KL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Diodo 30 V 200mA Montagem em superfície SOD-523</text:p>
          </table:table-cell>
          <table:table-cell office:value-type="string" calcext:value-type="string">
            <text:p>BAT54XV2T5G</text:p>
          </table:table-cell>
          <table:table-cell office:value-type="string" calcext:value-type="string">
            <text:p>0.2</text:p>
          </table:table-cell>
          <table:table-cell/>
        </table:table-row>
        <table:table-row table:style-name="ro2">
          <table:table-cell office:value-type="string" calcext:value-type="string">
            <text:p>Cascata MOSFET 20V 540mA, 430mA 250mW Montagem em superfície SOT-563</text:p>
          </table:table-cell>
          <table:table-cell office:value-type="string" calcext:value-type="string">
            <text:p>NTZD3155CT1G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Used on pin 37 of USB Chip controller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/>
        </table:table-row>
      </table:table>
      <table:table table:name="BB_IMXM8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C1,C3,C6,C9,C12,C13,C17,C19,C152,C153,C15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T188R61C106KE13D</text:p>
          </table:table-cell>
          <table:table-cell office:value-type="string" calcext:value-type="string">
            <text:p>0.4</text:p>
          </table:table-cell>
        </table:table-row>
        <table:table-row table:style-name="ro2">
          <table:table-cell office:value-type="string" calcext:value-type="string">
            <text:p>C2,C4,C5,C7,C10,C11,C14,C16,C18,C20,C21,C2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608X5R1A226M080AC</text:p>
          </table:table-cell>
          <table:table-cell office:value-type="string" calcext:value-type="string">
            <text:p>0.3</text:p>
          </table:table-cell>
        </table:table-row>
        <table:table-row table:style-name="ro2">
          <table:table-cell office:value-type="string" calcext:value-type="string">
            <text:p>C8,C15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0335C1H180J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23,C25,C26,C28,C29,C32,C33,C34,C35,C39,C40,C41,C42,C43,C44,C45,C46,C47,C48,C49,C50,C51,C54,C57,C60,C61,C63,C64,C65,C67,C68,C69,C70,C71,C72,C73,C74,C75,C76,C77,C78,C79,C80,C82,C83,C84,C85,C86,C87,C88,C89,C90,C91,C92,C93,C94,C95,C96,C97,C98,C99,C100,C101,C102,C103,C105,C107,C108,C109,C110,C111,C112,C114,C1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2016D105MAT2A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24,C27,C30,C31,C36,C37,C38,C52,C53,C55,C56,C58,C59,C62,C66,C81,C104,C122,C125,C132,C139,C144,C14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106,C113,C116,C119,C120,C123,C124,C126,C127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K063BJ224MP-F</text:p>
          </table:table-cell>
          <table:table-cell office:value-type="string" calcext:value-type="string">
            <text:p>0.11</text:p>
          </table:table-cell>
        </table:table-row>
        <table:table-row table:style-name="ro2">
          <table:table-cell office:value-type="string" calcext:value-type="string">
            <text:p>C115,C118,C128,C129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A1A2C0G1E120J030BA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121,C15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5X5R0J475M050BC</text:p>
          </table:table-cell>
          <table:table-cell office:value-type="string" calcext:value-type="string">
            <text:p>0.4</text:p>
          </table:table-cell>
        </table:table-row>
        <table:table-row table:style-name="ro2">
          <table:table-cell office:value-type="string" calcext:value-type="string">
            <text:p>C130,C13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1A2C0G1E120J030BA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133,C134,C135,C136,C137,C138,C140,C141,C142,C143,C145,C146,C147,C149,C150,C15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54,C155,C15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88070107F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J1,J5</text:p>
          </table:table-cell>
          <table:table-cell office:value-type="string" calcext:value-type="string">
            <text:p>DF40C-80DP-0.4V_51_</text:p>
          </table:table-cell>
          <table:table-cell office:value-type="string" calcext:value-type="string">
            <text:p>_W_SBC:HRS_DF40C-80DS-0.4V_51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40C-80DP-0.4V(51)</text:p>
          </table:table-cell>
          <table:table-cell office:value-type="string" calcext:value-type="string">
            <text:p>1.45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Front_Right</text:p>
          </table:table-cell>
          <table:table-cell office:value-type="string" calcext:value-type="string">
            <text:p>_W_SBC:HIROSE_DF40C-100DS-0.4V_51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40C-100DP-0.4V(51)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Front_Left</text:p>
          </table:table-cell>
          <table:table-cell office:value-type="string" calcext:value-type="string">
            <text:p>_W_SBC:HIROSE_DF40C-100DS-0.4V_51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40C-100DP-0.4V(51)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L1,L2,L3,L4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Inductor_SMD:L_APV_ANR25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PN252012ER47MT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office:value-type="string" calcext:value-type="string">
            <text:p>L5,L6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Inductor_SMD:L_Cenker_CKCS201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N252012HR47MT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office:value-type="string" calcext:value-type="string">
            <text:p>R1,R2,R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201FR-07240RL</text:p>
          </table:table-cell>
          <table:table-cell office:value-type="string" calcext:value-type="string">
            <text:p>0.15</text:p>
          </table:table-cell>
        </table:table-row>
        <table:table-row table:style-name="ro2">
          <table:table-cell office:value-type="string" calcext:value-type="string">
            <text:p>R3,R4,R5,R6,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CW020110K0JN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9,R13,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,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201FR-0710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201FR-078K2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201JR-074M3L (0201)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15,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CW040210K0JN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2GEJ514X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9,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C04F1500TR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4021K00JN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IMX8ML8CVNKZAB</text:p>
          </table:table-cell>
          <table:table-cell office:value-type="string" calcext:value-type="string">
            <text:p>_W_SBC:LFBGA548_SOT2047-1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T53E1536M32D4DT-046 WT:A</text:p>
          </table:table-cell>
          <table:table-cell office:value-type="string" calcext:value-type="string">
            <text:p>_W_SBC:VFBGA200_10X14-5_DT_M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PCA9450CHNY</text:p>
          </table:table-cell>
          <table:table-cell office:value-type="string" calcext:value-type="string">
            <text:p>_W_SBC:HVQFN56_SOT949-6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SDINBDG4-8G</text:p>
          </table:table-cell>
          <table:table-cell office:value-type="string" calcext:value-type="string">
            <text:p>_W_SBC:BGA153C50P14X14_1300X1150X8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T25QUxxxxxx1xW7</text:p>
          </table:table-cell>
          <table:table-cell office:value-type="string" calcext:value-type="string">
            <text:p>Package_DFN_QFN:W-PDFN-8-1EP_6x5mm_P1.27mm_EP3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25QU256ABA1EW7-0SIT</text:p>
          </table:table-cell>
          <table:table-cell office:value-type="string" calcext:value-type="string">
            <text:p>4.5</text:p>
          </table:table-cell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KSZ9131RNXI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131RNXI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 office:value-type="string" calcext:value-type="string">
            <text:p>U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_W_SBC:SPB228-QFN-96_11.55x15.55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:Crystal_SMD_3215-2Pin_3.2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-32.768KHZ-7-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apacitor_SMD:C_0504_1310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-32.768KHZ-7-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3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X-3225 24.0000MF15X-AC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4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08:49:19.826139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7:26:12.955835231</meta:creation-date>
    <dc:date>2025-08-24T20:24:40.537762176</dc:date>
    <meta:editing-duration>PT9H34M39S</meta:editing-duration>
    <meta:editing-cycles>8</meta:editing-cycles>
    <meta:generator>LibreOffice/24.2.7.2$Linux_X86_64 LibreOffice_project/420$Build-2</meta:generator>
    <meta:document-statistic meta:table-count="3" meta:cell-count="481" meta:object-count="0"/>
  </office:meta>
</office:document-meta>
</file>